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44DFA127F21C49D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text-properties officeooo:rsid="0041ddd4" officeooo:paragraph-rsid="0041ddd4"/>
    </style:style>
    <style:style style:name="P21" style:family="paragraph" style:parent-style-name="Table_20_Contents">
      <style:text-properties officeooo:paragraph-rsid="001a5680"/>
    </style:style>
    <style:style style:name="P22" style:family="paragraph" style:parent-style-name="Table_20_Contents">
      <style:text-properties officeooo:paragraph-rsid="00479273"/>
    </style:style>
    <style:style style:name="P23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bb002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3bce2a" fo:background-color="transparent" loext:char-shading-value="0"/>
    </style:style>
    <style:style style:name="T16" style:family="text">
      <style:text-properties officeooo:rsid="00455425" fo:background-color="transparent" loext:char-shading-value="0"/>
    </style:style>
    <style:style style:name="T17" style:family="text">
      <style:text-properties officeooo:rsid="004a30b0" fo:background-color="transparent" loext:char-shading-value="0"/>
    </style:style>
    <style:style style:name="T18" style:family="text">
      <style:text-properties officeooo:rsid="004bb002" fo:background-color="transparent" loext:char-shading-value="0"/>
    </style:style>
    <style:style style:name="T19" style:family="text">
      <style:text-properties officeooo:rsid="001a5680"/>
    </style:style>
    <style:style style:name="T20" style:family="text">
      <style:text-properties officeooo:rsid="001d9b1c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aeff2"/>
    </style:style>
    <style:style style:name="T24" style:family="text">
      <style:text-properties officeooo:rsid="003c4ff4"/>
    </style:style>
    <style:style style:name="T25" style:family="text">
      <style:text-properties officeooo:rsid="0043daa3"/>
    </style:style>
    <style:style style:name="T26" style:family="text">
      <style:text-properties officeooo:rsid="00455425"/>
    </style:style>
    <style:style style:name="T27" style:family="text">
      <style:text-properties officeooo:rsid="004a30b0"/>
    </style:style>
    <style:style style:name="T28" style:family="text">
      <style:text-properties officeooo:rsid="004bb002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3">sp. zn. </text:span>#4556</text:p>
      <text:p text:style-name="P23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6"><text:span text:style-name="T8">Česká pirátská strana, </text:span>organizační složka: <text:span text:style-name="T20">Personální odbor</text:span></text:p>
            <text:p text:style-name="P16">z<text:span text:style-name="T19">a</text:span>st<text:span text:style-name="T19">o</text:span>up<text:span text:style-name="T19">ena</text:span>: <text:span text:style-name="T23">Bc. Jana Rohová, jana.rohova@pirati.cz, vedoucí</text:span>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2"><text:span text:style-name="T8">Dodavatel</text:span><text:span text:style-name="T11">:</text:span></text:p>
          </table:table-cell>
          <table:table-cell table:style-name="Tabulka1.A1" office:value-type="string">
            <text:p text:style-name="P21"><text:span text:style-name="T19">Jméno</text:span>: <text:span text:style-name="T28">Kateřina Jínová</text:span></text:p>
            <text:p text:style-name="P18"><text:span text:style-name="T25">IČO</text:span>: <text:span text:style-name="T28">74652842</text:span> <text:s text:c="3"/><text:span text:style-name="T25">místo podnikání: Semily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9"><text:span text:style-name="T27">Koordinátor krajského sdružení</text:span> <text:span text:style-name="T28">Liberecký kraj</text:span></text:p>
          </table:table-cell>
        </table:table-row>
        <table:table-row table:style-name="Tabulka1.1">
          <table:table-cell table:style-name="Tabulka1.A1" office:value-type="string">
            <text:p text:style-name="P11">Časov<text:span text:style-name="T25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8">60</text:span>h <text:span text:style-name="T28">měsíčně </text:span>(slovy: <text:span text:style-name="T28">šedesát</text:span>hodin)</text:p>
            <text:p text:style-name="P22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Smluvní typ</text:span>:</text:p>
          </table:table-cell>
          <table:table-cell table:style-name="Tabulka1.A1" office:value-type="string">
            <text:p text:style-name="P20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Odměna</text:span>:</text:p>
          </table:table-cell>
          <table:table-cell table:style-name="Tabulka1.A1" office:value-type="string">
            <text:p text:style-name="P15">• paušální odměna <text:span text:style-name="T27">8.000,-</text:span>Kč měsíčně </text:p>
            <text:p text:style-name="P15">• úkolová odměna: až <text:span text:style-name="T28">3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Termín provedení</text:span>:</text:p>
          </table:table-cell>
          <table:table-cell table:style-name="Tabulka1.A1" office:value-type="string">
            <text:p text:style-name="P14"><text:s/><text:span text:style-name="T21">Od 16-04-2018 na dobu neurčitou</text:span></text:p>
          </table:table-cell>
        </table:table-row>
      </table:table>
      <text:p text:style-name="P9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20">Praze</text:span> dne <text:span text:style-name="T27">16.04.2018</text:span></text:p>
      <text:p text:style-name="P7">Za zadavatele: <text:tab/><text:tab/><text:tab/>Za dodavatele: </text:p>
      <text:p text:style-name="P25"><text:span text:style-name="T16">Jana Rohová <text:s text:c="3"/><text:tab/></text:span><text:span text:style-name="T14"><text:tab/><text:tab/></text:span><text:span text:style-name="T18">Kateřina Jínová</text:span></text:p>
      <text:p text:style-name="P10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44DFA127F21C49D0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24T10:46:40.047625043</dc:date>
    <meta:editing-cycles>131</meta:editing-cycles>
    <meta:editing-duration>P24DT14H27M10S</meta:editing-duration>
    <meta:generator>LibreOffice/5.1.6.2$Linux_X86_64 LibreOffice_project/10m0$Build-2</meta:generator>
    <meta:print-date>2018-04-24T10:20:51.500478893</meta:print-date>
    <meta:document-statistic meta:table-count="1" meta:image-count="1" meta:object-count="0" meta:page-count="1" meta:paragraph-count="34" meta:word-count="194" meta:character-count="1461" meta:non-whitespace-character-count="1280"/>
    <meta:user-defined meta:name="Informace 1"/>
    <meta:user-defined meta:name="Informace 2"/>
    <meta:user-defined meta:name="Informace 3"/>
    <meta:user-defined meta:name="Informace 4"/>
  </office:meta>
</office:document-meta>
</file>